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3.7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3.7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3.7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cm" fo:min-width="3.7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75cm" fo:min-width="3.75cm" loext:decorative="false"/>
      <style:paragraph-properties style:writing-mode="lr-tb"/>
    </style:style>
    <style:style style:name="gr6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  <style:text-properties fo:color="#ffffff" loext:opacity="100%" fo:font-size="12pt" style:font-size-asian="12pt" style:font-size-complex="12pt"/>
    </style:style>
    <style:style style:name="P2" style:family="paragraph">
      <style:paragraph-properties fo:text-align="center"/>
      <style:text-properties fo:color="#ffffff" loext:opacity="100%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ffff" loext:opacity="100%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4.25cm" svg:height="1.25cm" svg:x="4cm" svg:y="2.5cm">
          <text:p text:style-name="P1"><text:span text:style-name="T1">Http server star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4.25cm" svg:height="1.75cm" svg:x="12cm" svg:y="2.25cm">
          <text:p text:style-name="P1"><text:span text:style-name="T1">DB loads saved configuration of objects, if avail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25cm" svg:height="1.25cm" svg:x="4cm" svg:y="4.75cm">
          <text:p text:style-name="P1"><text:span text:style-name="T1">Start access 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25cm" svg:height="2.5cm" svg:x="4cm" svg:y="6.75cm">
          <text:p text:style-name="P1"><text:span text:style-name="T1">Listen for connections while running list of runtim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4.25cm" svg:height="4.25cm" svg:x="13.75cm" svg:y="14.75cm">
          <text:p text:style-name="P1"><text:span text:style-name="T1">Runtime scheduler: notes running time for each runtime, and then orders them shortest to longest or exits out if too lon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25cm" svg:height="2.5cm" svg:x="13.75cm" svg:y="20.5cm">
          <text:p text:style-name="P1"><text:span text:style-name="T1">Runtime, uses state vars to adjust current values, using ramp etc.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4.25cm" svg:height="3cm" svg:x="4cm" svg:y="10cm">
          <text:p text:style-name="P1"><text:span text:style-name="T1">Connect success, provide list of saved configuration, or download new configur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4.25cm" svg:height="3cm" svg:x="4cm" svg:y="13.75cm">
          <text:p text:style-name="P1"><text:span text:style-name="T1">Configuration defines what objects are made, etc.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4.25cm" svg:height="3cm" svg:x="1cm" svg:y="17.5cm">
          <text:p text:style-name="P1"><text:span text:style-name="T1">Respond to get requests with data, configuration, and statu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4.25cm" svg:height="3cm" svg:x="7cm" svg:y="17.5cm">
          <text:p text:style-name="P1"><text:span text:style-name="T1">Post requests to access point update control variables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6.125cm" svg:y1="6cm" svg:x2="6.125cm" svg:y2="6.75cm" draw:start-shape="id1" draw:start-glue-point="2" draw:end-shape="id2" draw:end-glue-point="0" svg:d="M6125 6000v750" svg:viewBox="0 0 1 751">
          <text:p/>
        </draw:connector>
        <draw:connector draw:style-name="gr7" draw:text-style-name="P3" draw:layer="layout" svg:x1="6.125cm" svg:y1="9.25cm" svg:x2="6.125cm" svg:y2="10cm" draw:start-shape="id2" draw:start-glue-point="2" draw:end-shape="id3" draw:end-glue-point="0" svg:d="M6125 9250v750" svg:viewBox="0 0 1 751">
          <text:p/>
        </draw:connector>
        <draw:connector draw:style-name="gr8" draw:text-style-name="P3" draw:layer="layout" svg:x1="6.125cm" svg:y1="13cm" svg:x2="6.125cm" svg:y2="13.75cm" draw:start-shape="id3" draw:start-glue-point="2" draw:end-shape="id4" draw:end-glue-point="0" svg:d="M6125 13000v750" svg:viewBox="0 0 1 751">
          <text:p/>
        </draw:connector>
        <draw:connector draw:style-name="gr9" draw:text-style-name="P3" draw:layer="layout" svg:x1="4cm" svg:y1="15.25cm" svg:x2="3.125cm" svg:y2="17.5cm" draw:start-shape="id4" draw:start-glue-point="3" draw:end-shape="id5" draw:end-glue-point="0" svg:d="M4000 15250h-875v2250" svg:viewBox="0 0 876 2251">
          <text:p/>
        </draw:connector>
        <draw:connector draw:style-name="gr10" draw:text-style-name="P3" draw:layer="layout" svg:x1="8.25cm" svg:y1="15.25cm" svg:x2="9.125cm" svg:y2="17.5cm" draw:start-shape="id4" draw:start-glue-point="1" draw:end-shape="id6" draw:end-glue-point="0" svg:d="M8250 15250h875v2250" svg:viewBox="0 0 876 2251">
          <text:p/>
        </draw:connector>
        <draw:connector draw:style-name="gr11" draw:text-style-name="P3" draw:layer="layout" svg:x1="8.25cm" svg:y1="8cm" svg:x2="13.75cm" svg:y2="16.875cm" draw:start-shape="id2" draw:start-glue-point="1" draw:end-shape="id7" draw:end-glue-point="3" svg:d="M8250 8000h2750v8875h2750" svg:viewBox="0 0 5501 8876">
          <text:p/>
        </draw:connector>
        <draw:connector draw:style-name="gr12" draw:text-style-name="P3" draw:layer="layout" svg:x1="8.25cm" svg:y1="3.125cm" svg:x2="12cm" svg:y2="3.125cm" draw:start-shape="id8" draw:start-glue-point="1" draw:end-shape="id9" draw:end-glue-point="3" svg:d="M8250 3125h3750" svg:viewBox="0 0 3751 1">
          <text:p/>
        </draw:connector>
        <draw:connector draw:style-name="gr13" draw:text-style-name="P3" draw:layer="layout" svg:x1="14.125cm" svg:y1="4cm" svg:x2="8.25cm" svg:y2="5.375cm" draw:start-shape="id9" draw:start-glue-point="2" draw:end-shape="id1" draw:end-glue-point="1" svg:d="M14125 4000v1375h-5875" svg:viewBox="0 0 5876 1376">
          <text:p/>
        </draw:connector>
        <draw:connector draw:style-name="gr14" draw:text-style-name="P3" draw:layer="layout" draw:line-skew="0cm 0.5cm" svg:x1="9.125cm" svg:y1="20.5cm" svg:x2="13.75cm" svg:y2="16.875cm" draw:start-shape="id6" draw:start-glue-point="2" draw:end-shape="id7" draw:end-glue-point="3" svg:d="M9125 20500v501h3875v-4126h750" svg:viewBox="0 0 4626 4127">
          <text:p/>
        </draw:connector>
        <draw:frame draw:style-name="gr15" draw:text-style-name="P4" draw:layer="layout" svg:width="8.114cm" svg:height="1.199cm" svg:x="12.136cm" svg:y="13.25cm">
          <draw:text-box>
            <text:p><text:span text:style-name="T2">H</text:span><text:span text:style-name="T2">T</text:span><text:span text:style-name="T2">T</text:span><text:span text:style-name="T2">P </text:span><text:span text:style-name="T2">Ac</text:span><text:span text:style-name="T2">ce</text:span><text:span text:style-name="T2">ss </text:span><text:span text:style-name="T2">po</text:span><text:span text:style-name="T2">int </text:span><text:span text:style-name="T2">m</text:span><text:span text:style-name="T2">ay </text:span><text:span text:style-name="T2">be </text:span><text:span text:style-name="T2">co</text:span><text:span text:style-name="T2">ntr</text:span><text:span text:style-name="T2">oll</text:span><text:span text:style-name="T2">ed </text:span><text:span text:style-name="T2">by</text:span></text:p>
            <text:p><text:span text:style-name="T2">Th</text:span><text:span text:style-name="T2">e </text:span><text:span text:style-name="T2">ru</text:span><text:span text:style-name="T2">nti</text:span><text:span text:style-name="T2">m</text:span><text:span text:style-name="T2">e </text:span><text:span text:style-name="T2">sc</text:span><text:span text:style-name="T2">he</text:span><text:span text:style-name="T2">du</text:span><text:span text:style-name="T2">l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5:21:45.626494994</meta:creation-date>
    <dc:date>2024-11-02T15:41:22.236171375</dc:date>
    <meta:editing-duration>PT19M32S</meta:editing-duration>
    <meta:editing-cycles>11</meta:editing-cycles>
    <meta:generator>LibreOffice/24.2.6.2$Linux_X86_64 LibreOffice_project/420$Build-2</meta:generator>
    <meta:document-statistic meta:object-count="20"/>
  </office:meta>
</office:document-meta>
</file>